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6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45.3mm"/>
    </style:style>
    <style:style style:name="co4" style:family="table-column">
      <style:table-column-properties fo:break-before="auto" style:column-width="52.23mm"/>
    </style:style>
    <style:style style:name="co5" style:family="table-column">
      <style:table-column-properties fo:break-before="auto" style:column-width="36.64mm"/>
    </style:style>
    <style:style style:name="co6" style:family="table-column">
      <style:table-column-properties fo:break-before="auto" style:column-width="6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2.68mm" fo:break-before="auto" style:use-optimal-row-height="true"/>
    </style:style>
    <style:style style:name="ro4" style:family="table-row">
      <style:table-row-properties style:row-height="8.61mm" fo:break-before="auto" style:use-optimal-row-height="true"/>
    </style:style>
    <style:style style:name="ro5" style:family="table-row">
      <style:table-row-properties style:row-height="16.74mm" fo:break-before="auto" style:use-optimal-row-height="true"/>
    </style:style>
    <style:style style:name="ro6" style:family="table-row">
      <style:table-row-properties style:row-height="24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office:value-type="string" calcext:value-type="string">
            <text:p>TP « Gestion des transactions »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égende :</text:p>
          </table:table-cell>
          <table:table-cell office:value-type="string" calcext:value-type="string">
            <text:p>AS : Access Share, RE : Row Exclusive, RS : Row Share, S : Sha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S : For Share, FU : For Upda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1 </text:p>
          </table:table-cell>
          <table:table-cell office:value-type="string" calcext:value-type="string">
            <text:p>État table t :</text:p>
          </table:table-cell>
          <table:table-cell office:value-type="string" calcext:value-type="string">
            <text:p>(0,0), (2,3),(0,1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0 | 0</text:p>
            <text:p> 2 | 3</text:p>
            <text:p> 0 | 1</text:p>
          </table:table-cell>
          <table:table-cell table:style-name="ce9" office:value-type="string" calcext:value-type="string">
            <text:p><text:s/>AS sur t</text:p>
          </table:table-cell>
          <table:table-cell table:style-name="ce9" table:number-columns-repeated="3"/>
          <table:table-cell table:number-columns-repeated="1018"/>
        </table:table-row>
        <table:table-row table:style-name="ro4">
          <table:table-cell table:style-name="ce9" table:number-columns-repeated="3"/>
          <table:table-cell table:style-name="ce9" office:value-type="string" calcext:value-type="string">
            <text:p>update T set A=A+2 ;</text:p>
          </table:table-cell>
          <table:table-cell table:style-name="ce9" office:value-type="string" calcext:value-type="string">
            <text:p>UPDATE 3</text:p>
          </table:table-cell>
          <table:table-cell table:style-name="ce9" office:value-type="string" calcext:value-type="string">
            <text:p>RE sur t </text:p>
            <text:p>FU sur toutes les données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<text:span text:style-name="T1"> 0 | 0</text:span></text:p>
            <text:p><text:span text:style-name="T1"> 2 | 3</text:span></text:p>
            <text:p><text:span text:style-name="T1"> 0 | 1</text:span></text:p>
          </table:table-cell>
          <table:table-cell table:style-name="ce9"/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 office:value-type="string" calcext:value-type="string">
            <text:p><text:s/>AS sur t</text:p>
          </table:table-cell>
          <table:table-cell table:number-columns-repeated="1018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 et propage la modification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<text:s/>libère les verrous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l phénomène apparaît dans la session 1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près le commit dans la session 2, les changements sont propagés, lecture successives inconsista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2</text:p>
          </table:table-cell>
          <table:table-cell office:value-type="string" calcext:value-type="string">
            <text:p>État table t :</text:p>
          </table:table-cell>
          <table:table-cell office:value-type="string" calcext:value-type="string">
            <text:p>(2,0), (4,3),(2,1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9" office:value-type="string" calcext:value-type="string">
            <text:p>set transaction</text:p>
            <text:p>isolation level</text:p>
            <text:p>Serializable ;</text:p>
          </table:table-cell>
          <table:table-cell table:style-name="ce9" office:value-type="string" calcext:value-type="string">
            <text:p><text:s/>SET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set transaction</text:p>
            <text:p>isolation level</text:p>
            <text:p>Serializable ;</text:p>
          </table:table-cell>
          <table:table-cell table:style-name="ce9" office:value-type="string" calcext:value-type="string">
            <text:p>SET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 office:value-type="string" calcext:value-type="string">
            <text:p>AS sur t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 text:c="2"/></text:p>
          </table:table-cell>
          <table:table-cell table:style-name="ce9"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update t set a=a-1 ;</text:p>
          </table:table-cell>
          <table:table-cell table:style-name="ce9" office:value-type="string" calcext:value-type="string">
            <text:p>UPDATE 3</text:p>
          </table:table-cell>
          <table:table-cell table:style-name="ce9" office:value-type="string" calcext:value-type="string">
            <text:p>RE sur t</text:p>
            <text:p>FU sur toutes les données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/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1 | 0</text:p>
            <text:p> 3 | 3</text:p>
            <text:p> 1 | 1</text:p>
          </table:table-cell>
          <table:table-cell table:style-name="ce9" office:value-type="string" calcext:value-type="string">
            <text:p>AS sur t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 la modification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</table:table-cell>
          <table:table-cell table:style-name="ce9" table:number-columns-repeated="3"/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1 | 0</text:p>
            <text:p> 3 | 3</text:p>
            <text:p> 1 | 1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t-ce que le phénomène persiste dans la session 1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e phénomène ne persiste plus dans la session 1, les modifications ne sont visibles qu’après la fin de la transa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3</text:p>
          </table:table-cell>
          <table:table-cell office:value-type="string" calcext:value-type="string">
            <text:p>État table t :</text:p>
          </table:table-cell>
          <table:table-cell table:style-name="ce9" office:value-type="string" calcext:value-type="string">
            <text:p>(1,0),(3,3),(1,1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COMMIT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1 | 0</text:p>
            <text:p> 3 | 3</text:p>
            <text:p> 1 | 1</text:p>
          </table:table-cell>
          <table:table-cell table:style-name="ce9" office:value-type="string" calcext:value-type="string">
            <text:p>AS sur t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4">
          <table:table-cell table:style-name="ce9" office:value-type="string" calcext:value-type="string">
            <text:p>update t set a=a+1</text:p>
          </table:table-cell>
          <table:table-cell table:style-name="ce9" office:value-type="string" calcext:value-type="string">
            <text:p>UPDATE 3</text:p>
          </table:table-cell>
          <table:table-cell table:style-name="ce9" office:value-type="string" calcext:value-type="string">
            <text:p>RE sur t</text:p>
            <text:p>FU sur les données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 text:c="2"/></text:p>
          </table:table-cell>
          <table:table-cell table:style-name="ce9" office:value-type="string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 text:c="2"/></text:p>
          </table:table-cell>
          <table:table-cell table:style-name="ce9"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rollback ;</text:p>
          </table:table-cell>
          <table:table-cell table:style-name="ce9" office:value-type="string" calcext:value-type="string">
            <text:p>ROLLBACK</text:p>
          </table:table-cell>
          <table:table-cell table:style-name="ce9" office:value-type="string" calcext:value-type="string">
            <text:p>Libère les verrous</text:p>
            <text:p>Annule les modifications</text:p>
          </table:table-cell>
          <table:table-cell table:style-name="ce9" office:value-type="string" calcext:value-type="string">
            <text:p><text:s/>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1 | 0</text:p>
            <text:p> 3 | 3</text:p>
            <text:p> 1 | 1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l est le but de rollback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l annule les modifications qui ont été faîtes dans la transa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4a</text:p>
          </table:table-cell>
          <table:table-cell office:value-type="string" calcext:value-type="string">
            <text:p>État table t :</text:p>
          </table:table-cell>
          <table:table-cell table:style-name="ce9" office:value-type="string" calcext:value-type="string">
            <text:p>(1,0),(3,3),(1,1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update t set a=a+1</text:p>
          </table:table-cell>
          <table:table-cell table:style-name="ce9" office:value-type="string" calcext:value-type="string">
            <text:p>UPDATE 3</text:p>
          </table:table-cell>
          <table:table-cell table:style-name="ce9" office:value-type="string" calcext:value-type="string">
            <text:p>RE sur t</text:p>
            <text:p>FU sur les donnée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 text:c="2"/></text:p>
          </table:table-cell>
          <table:table-cell table:style-name="ce9"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table:number-columns-repeated="2" table:style-name="ce9" office:value-type="string" calcext:value-type="string">
            <text:p><text:s/></text:p>
          </table:table-cell>
          <table:table-cell table:style-name="ce9"/>
          <table:table-cell table:style-name="ce9" office:value-type="string" calcext:value-type="string">
            <text:p>insert into t values (3,7) ;</text:p>
          </table:table-cell>
          <table:table-cell table:style-name="ce9" office:value-type="string" calcext:value-type="string">
            <text:p>INSERT 0 1</text:p>
          </table:table-cell>
          <table:table-cell table:style-name="ce9" office:value-type="string" calcext:value-type="string">
            <text:p>RE sur t</text:p>
            <text:p>FU sur (3,7)</text:p>
          </table:table-cell>
          <table:table-cell table:number-columns-repeated="1018"/>
        </table:table-row>
        <table:table-row table:style-name="ro5">
          <table:table-cell table:style-name="ce9" table:number-columns-repeated="3"/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1 | 0</text:p>
            <text:p> 3 | 3</text:p>
            <text:p> 1 | 1</text:p>
            <text:p> 3 | 7</text:p>
          </table:table-cell>
          <table:table-cell table:style-name="ce9" office:value-type="string" calcext:value-type="string">
            <text:p>AS sur t</text:p>
          </table:table-cell>
          <table:table-cell table:number-columns-repeated="1018"/>
        </table:table-row>
        <table:table-row table:style-name="ro1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delete from t where a=2 ;</text:p>
          </table:table-cell>
          <table:table-cell table:style-name="ce9" office:value-type="string" calcext:value-type="string">
            <text:p>DELETE 0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delete from t where a=1 ;</text:p>
          </table:table-cell>
          <table:table-cell table:style-name="ce9" office:value-type="string" calcext:value-type="string">
            <text:p>bloqué</text:p>
          </table:table-cell>
          <table:table-cell table:style-name="ce9" office:value-type="string" calcext:value-type="string">
            <text:p>conflit FU sur (1,0) et (1,1) 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<text:s/>libère les verrous et propage les modification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 et propage les modific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s deux transactions sont-elles sérializable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es transactions ne sont pas sérializables car elles cherchent à modifier les mêmes données (conflit entre les verrous des 2 session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4b</text:p>
          </table:table-cell>
          <table:table-cell office:value-type="string" calcext:value-type="string">
            <text:p>État table t :</text:p>
          </table:table-cell>
          <table:table-cell table:style-name="ce9" office:value-type="string" calcext:value-type="string">
            <text:p>(1,0),(3,3),(1,1)</text:p>
          </table:table-cell>
          <table:table-cell office:value-type="string" calcext:value-type="string">
            <text:p>(Attention, modifier la base en conséquence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9" office:value-type="string" calcext:value-type="string">
            <text:p>set transaction </text:p>
            <text:p>isolation level </text:p>
            <text:p>Serializable ;</text:p>
          </table:table-cell>
          <table:table-cell table:style-name="ce9" office:value-type="string" calcext:value-type="string">
            <text:p>SET</text:p>
          </table:table-cell>
          <table:table-cell table:style-name="ce9"/>
          <table:table-cell table:style-name="ce9" office:value-type="string" calcext:value-type="string">
            <text:p>set transaction </text:p>
            <text:p>isolation level </text:p>
            <text:p>Serializable ;</text:p>
          </table:table-cell>
          <table:table-cell table:style-name="ce9" office:value-type="string" calcext:value-type="string">
            <text:p>SET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update t set a=a+1</text:p>
          </table:table-cell>
          <table:table-cell table:style-name="ce9" office:value-type="string" calcext:value-type="string">
            <text:p>UPDATE 3</text:p>
          </table:table-cell>
          <table:table-cell table:style-name="ce9" office:value-type="string" calcext:value-type="string">
            <text:p>RE sur t</text:p>
            <text:p>FU sur les donnée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 office:value-type="string" calcext:value-type="string">
            <text:p>AS sur t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 text:c="2"/></text:p>
          </table:table-cell>
          <table:table-cell table:style-name="ce9"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insert into t values (3,7) ;</text:p>
          </table:table-cell>
          <table:table-cell table:style-name="ce9" office:value-type="string" calcext:value-type="string">
            <text:p>INSERT 0 1</text:p>
          </table:table-cell>
          <table:table-cell table:style-name="ce9" office:value-type="string" calcext:value-type="string">
            <text:p>RE sur t</text:p>
            <text:p>FU sur (3,7)</text:p>
          </table:table-cell>
          <table:table-cell table:number-columns-repeated="1018"/>
        </table:table-row>
        <table:table-row table:style-name="ro5">
          <table:table-cell table:style-name="ce9" table:number-columns-repeated="3"/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1 | 0</text:p>
            <text:p> 3 | 3</text:p>
            <text:p> 1 | 1</text:p>
            <text:p> 3 | 7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delete from t where a=2 ;</text:p>
          </table:table-cell>
          <table:table-cell table:style-name="ce9" office:value-type="string" calcext:value-type="string">
            <text:p>DELETE 0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delete from t where a=1 ;</text:p>
          </table:table-cell>
          <table:table-cell table:style-name="ce9" office:value-type="string" calcext:value-type="string">
            <text:p>ERROR: <text:s/>could not serialize access due to concurrent update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s les modification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4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ROLLBACK</text:p>
          </table:table-cell>
          <table:table-cell table:style-name="ce9" office:value-type="string" calcext:value-type="string">
            <text:p>Libère les verrous</text:p>
            <text:p>Annule les modification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5</text:p>
          </table:table-cell>
          <table:table-cell office:value-type="string" calcext:value-type="string">
            <text:p>État table t :</text:p>
          </table:table-cell>
          <table:table-cell table:style-name="ce9" office:value-type="string" calcext:value-type="string">
            <text:p>(2,0),(4,3),(2,1),(3,7)</text:p>
          </table:table-cell>
          <table:table-cell office:value-type="string" calcext:value-type="string">
            <text:p>(Attention, ne pas oublier d’ajouter la ligne (3,7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update t set a=3 </text:p>
            <text:p>where a=2 ;</text:p>
          </table:table-cell>
          <table:table-cell table:style-name="ce9" office:value-type="string" calcext:value-type="string">
            <text:p>UPDATE 2</text:p>
          </table:table-cell>
          <table:table-cell table:style-name="ce9" office:value-type="string" calcext:value-type="string">
            <text:p>RE sur t</text:p>
            <text:p>FU sur (2,0) et (2,1)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4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update t set b=2 where b=3 ;</text:p>
          </table:table-cell>
          <table:table-cell table:style-name="ce9" office:value-type="string" calcext:value-type="string">
            <text:p>UPDATE 1</text:p>
          </table:table-cell>
          <table:table-cell table:style-name="ce9" office:value-type="string" calcext:value-type="string">
            <text:p>RE sur t</text:p>
            <text:p>FU sur (4,3)</text:p>
          </table:table-cell>
          <table:table-cell table:number-columns-repeated="1018"/>
        </table:table-row>
        <table:table-row table:style-name="ro5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<text:span text:style-name="T1"> 2 | 0</text:span></text:p>
            <text:p><text:span text:style-name="T1"> 2 | 1</text:span></text:p>
            <text:p><text:span text:style-name="T1"> 3 | 7</text:span></text:p>
            <text:p><text:span text:style-name="T1"> 4 | 2</text:span></text:p>
          </table:table-cell>
          <table:table-cell table:style-name="ce9" office:value-type="string" calcext:value-type="string">
            <text:p>AS sur t</text:p>
          </table:table-cell>
          <table:table-cell table:number-columns-repeated="1018"/>
        </table:table-row>
        <table:table-row table:style-name="ro5"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4 | 3</text:p>
            <text:p> 3 | 7</text:p>
            <text:p> 3 | 0</text:p>
            <text:p> 3 | 1</text:p>
          </table:table-cell>
          <table:table-cell table:style-name="ce9" office:value-type="string" calcext:value-type="string">
            <text:p>AS sur t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update t set a=3 where a=2 ;</text:p>
          </table:table-cell>
          <table:table-cell table:style-name="ce9" office:value-type="string" calcext:value-type="string">
            <text:p>Bloqué</text:p>
          </table:table-cell>
          <table:table-cell table:style-name="ce9" office:value-type="string" calcext:value-type="string">
            <text:p>conflit FU sur (2,0) et (2,1) 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update t set b=2</text:p>
            <text:p>where b=3</text:p>
          </table:table-cell>
          <table:table-cell table:style-name="ce9" office:value-type="string" calcext:value-type="string">
            <text:p>ERROR: <text:s/>deadlock detected</text:p>
          </table:table-cell>
          <table:table-cell table:style-name="ce9" office:value-type="string" calcext:value-type="string">
            <text:p>Conflit FU sur (4,3)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4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ROLLBACK</text:p>
          </table:table-cell>
          <table:table-cell table:style-name="ce9" office:value-type="string" calcext:value-type="string">
            <text:p>Libère les verrous</text:p>
            <text:p>Annule les modifications</text:p>
          </table:table-cell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 les modific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ent se terminent les transactions ?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a première transaction lève une erreur deadlock, c’est à dire que les 2 transactions ont des conflits, donc la première fait un rollback et donc libère les verrous nécessaires à l’éxécution de la deuxiè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6</text:p>
          </table:table-cell>
          <table:table-cell office:value-type="string" calcext:value-type="string">
            <text:p>État table t :</text:p>
          </table:table-cell>
          <table:table-cell table:style-name="ce9" office:value-type="string" calcext:value-type="string">
            <text:p>(3,0),(4,2),(3,1),(3,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9" office:value-type="string" calcext:value-type="string">
            <text:p>select * from t</text:p>
            <text:p>where b=7</text:p>
            <text:p>for update ;</text:p>
          </table:table-cell>
          <table:table-cell table:style-name="ce9" office:value-type="string" calcext:value-type="string">
            <text:p><text:s/>3 | 7</text:p>
          </table:table-cell>
          <table:table-cell table:style-name="ce9" office:value-type="string" calcext:value-type="string">
            <text:p>FU sur (3,7)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update t set b=10 where b=0 ;</text:p>
          </table:table-cell>
          <table:table-cell table:style-name="ce9" office:value-type="string" calcext:value-type="string">
            <text:p>UPDATE 1</text:p>
          </table:table-cell>
          <table:table-cell table:style-name="ce9" office:value-type="string" calcext:value-type="string">
            <text:p>RE sur t FU sur (3,0)</text:p>
          </table:table-cell>
          <table:table-cell table:number-columns-repeated="1018"/>
        </table:table-row>
        <table:table-row table:style-name="ro5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3 |  7</text:p>
            <text:p> 4 |  2</text:p>
            <text:p> 3 |  1</text:p>
            <text:p> 3 | 10</text:p>
          </table:table-cell>
          <table:table-cell table:style-name="ce9" office:value-type="string" calcext:value-type="string">
            <text:p>AS sur t</text:p>
          </table:table-cell>
          <table:table-cell table:number-columns-repeated="1018"/>
        </table:table-row>
        <table:table-row table:style-name="ro5"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3 | 7</text:p>
            <text:p> 4 | 2</text:p>
            <text:p> 3 | 0</text:p>
            <text:p> 3 | 1</text:p>
          </table:table-cell>
          <table:table-cell table:style-name="ce9" office:value-type="string" calcext:value-type="string">
            <text:p>AS sur t</text:p>
          </table:table-cell>
          <table:table-cell table:style-name="ce9" office:value-type="string" calcext:value-type="string">
            <text:p>update t set a=5 where a=3 ;</text:p>
          </table:table-cell>
          <table:table-cell table:style-name="ce9" office:value-type="string" calcext:value-type="string">
            <text:p>Bloqué puis UPDATE 3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update t set b=6</text:p>
            <text:p>where b=7 ;</text:p>
          </table:table-cell>
          <table:table-cell table:style-name="ce9" office:value-type="string" calcext:value-type="string">
            <text:p>UPDATE 1</text:p>
          </table:table-cell>
          <table:table-cell table:style-name="ce9" office:value-type="string" calcext:value-type="string">
            <text:p>RE sur t FU sur (3,7)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4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s les modification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4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 les modifications</text:p>
          </table:table-cell>
          <table:table-cell table:number-columns-repeated="1018"/>
        </table:table-row>
        <table:table-row table:style-name="ro5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4 |  2</text:p>
            <text:p> 5 |  6</text:p>
            <text:p> 5 |  1</text:p>
            <text:p> 5 | 1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Quel type de verrouillage est effectué lors du select de la session 1 ?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e select de la session 1 verrouille la ligne selectionné avec le for 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7</text:p>
          </table:table-cell>
          <table:table-cell office:value-type="string" calcext:value-type="string">
            <text:p>État table t :</text:p>
          </table:table-cell>
          <table:table-cell table:style-name="ce11" office:value-type="string" calcext:value-type="string">
            <text:p>(5,10),(4,2),(5,1),(5,6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lock table t in</text:p>
            <text:p>share mode ;</text:p>
          </table:table-cell>
          <table:table-cell table:style-name="ce10" office:value-type="string" calcext:value-type="string">
            <text:p>LOCK TABLE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5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4 |  2</text:p>
            <text:p> 5 |  6</text:p>
            <text:p> 5 |  1</text:p>
            <text:p> 5 | 10</text:p>
          </table:table-cell>
          <table:table-cell table:style-name="ce9" office:value-type="string" calcext:value-type="string">
            <text:p>AS sur t</text:p>
          </table:table-cell>
          <table:table-cell table:number-columns-repeated="1018"/>
        </table:table-row>
        <table:table-row table:style-name="ro4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insert into t values (5,1) ;</text:p>
          </table:table-cell>
          <table:table-cell table:style-name="ce9" office:value-type="string" calcext:value-type="string">
            <text:p>Bloqué </text:p>
            <text:p>INSERT 0 1</text:p>
          </table:table-cell>
          <table:table-cell table:style-name="ce9" office:value-type="string" calcext:value-type="string">
            <text:p>Conflit sur a table t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4">
          <table:table-cell table:number-columns-repeated="3" table:style-name="ce9" office:value-type="string" calcext:value-type="string">
            <text:p><text:s/></text:p>
          </table:table-cell>
          <table:table-cell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 la modification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lock table t in row</text:p>
            <text:p>share mode ;</text:p>
          </table:table-cell>
          <table:table-cell table:number-columns-repeated="2" table:style-name="ce9" office:value-type="string" calcext:value-type="string">
            <text:p><text:s/>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4">
          <table:table-cell table:style-name="ce9" office:value-type="string" calcext:value-type="string">
            <text:p>update t set b=b+1 ;</text:p>
          </table:table-cell>
          <table:table-cell table:style-name="ce9" office:value-type="string" calcext:value-type="string">
            <text:p>UPDATE 5</text:p>
          </table:table-cell>
          <table:table-cell table:style-name="ce9" office:value-type="string" calcext:value-type="string">
            <text:p>RE sur t</text:p>
            <text:p>FU sur les données</text:p>
          </table:table-cell>
          <table:table-cell table:style-name="ce9" office:value-type="string" calcext:value-type="string">
            <text:p>insert into t values (5,2) ;</text:p>
          </table:table-cell>
          <table:table-cell table:style-name="ce9" office:value-type="string" calcext:value-type="string">
            <text:p>INSERT 0 1</text:p>
          </table:table-cell>
          <table:table-cell table:style-name="ce9" office:value-type="string" calcext:value-type="string">
            <text:p>FU sur (5,2)</text:p>
          </table:table-cell>
          <table:table-cell table:number-columns-repeated="1018"/>
        </table:table-row>
        <table:table-row table:style-name="ro4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update t set b=b+1</text:p>
          </table:table-cell>
          <table:table-cell table:style-name="ce9" office:value-type="string" calcext:value-type="string">
            <text:p>Bloqué</text:p>
            <text:p>UPDATE 6</text:p>
          </table:table-cell>
          <table:table-cell table:style-name="ce9" office:value-type="string" calcext:value-type="string">
            <text:p>Conflit FU sur les données</text:p>
            <text:p>FU sur les données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commit 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s les modification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4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 les modific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ent expliquez-vous ces résultat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 share mode bloque toutes modifications de la table dans les autres transactions, tandis que le row share mode ne bloque que les lignes modifiés par la transa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8</text:p>
          </table:table-cell>
          <table:table-cell office:value-type="string" calcext:value-type="string">
            <text:p>État table t :</text:p>
          </table:table-cell>
          <table:table-cell table:style-name="ce11" office:value-type="string" calcext:value-type="string">
            <text:p>(5,12),(4,4),(5,3),(5,8),(5,3),(5,3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lock table t in</text:p>
            <text:p>exclusive mode ;</text:p>
          </table:table-cell>
          <table:table-cell table:style-name="ce9" office:value-type="string" calcext:value-type="string">
            <text:p>LOCK TABLE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4 |  4</text:p>
            <text:p> 5 |  8</text:p>
            <text:p> 5 |  3</text:p>
            <text:p> 5 | 12</text:p>
            <text:p> 5 |  3</text:p>
            <text:p> 5 |  3</text:p>
          </table:table-cell>
          <table:table-cell table:style-name="ce9" office:value-type="string" calcext:value-type="string">
            <text:p>AS sur t</text:p>
          </table:table-cell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4 |  4</text:p>
            <text:p> 5 |  8</text:p>
            <text:p> 5 |  3</text:p>
            <text:p> 5 | 12</text:p>
            <text:p> 5 |  3</text:p>
            <text:p> 5 |  3</text:p>
          </table:table-cell>
          <table:table-cell table:style-name="ce9" office:value-type="string" calcext:value-type="string">
            <text:p>AS sur t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select * from t for update ;</text:p>
          </table:table-cell>
          <table:table-cell table:style-name="ce9" office:value-type="string" calcext:value-type="string">
            <text:p>Bloqué</text:p>
          </table:table-cell>
          <table:table-cell table:style-name="ce9" office:value-type="string" calcext:value-type="string">
            <text:p>Conflit FU sur les donnée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ment interprétez vous ces réponse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e exclusive mode permet d’autoriser la lecture mais pas la modification des données sur la table </text:p>
          </table:table-cell>
          <table:table-cell table:number-columns-repeated="1023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09:36:39.807269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9:13:32.363390417</meta:creation-date>
    <dc:date>2019-10-07T09:41:30.250744182</dc:date>
    <meta:editing-duration>PT3H1M16S</meta:editing-duration>
    <meta:editing-cycles>67</meta:editing-cycles>
    <meta:generator>LibreOffice/6.1.5.2$Linux_X86_64 LibreOffice_project/10$Build-2</meta:generator>
    <meta:document-statistic meta:table-count="1" meta:cell-count="424" meta:object-count="0"/>
  </office:meta>
</office:document-meta>
</file>